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JetBrains Mono" svg:font-family="JetBrains Mono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Listenabsatz" style:list-style-name="LFO1" style:family="paragraph">
      <style:text-properties fo:color="#000000"/>
    </style:style>
    <style:style style:name="T3" style:parent-style-name="Absatz-Standardschriftart" style:family="text">
      <style:text-properties style:font-name="JetBrains Mono" fo:color="#4472C4"/>
    </style:style>
    <style:style style:name="T4" style:parent-style-name="Absatz-Standardschriftart" style:family="text">
      <style:text-properties style:font-name="JetBrains Mono" fo:color="#000000"/>
    </style:style>
    <style:style style:name="P5" style:parent-style-name="PreformattedText" style:family="paragraph">
      <style:text-properties style:font-name="JetBrains Mono" fo:color="#4472C4"/>
    </style:style>
    <style:style style:name="P6" style:parent-style-name="PreformattedText" style:family="paragraph">
      <style:text-properties style:font-name="JetBrains Mono" fo:color="#4472C4"/>
    </style:style>
    <style:style style:name="P7" style:parent-style-name="PreformattedText" style:family="paragraph">
      <style:text-properties style:font-name="JetBrains Mono" fo:color="#000000"/>
    </style:style>
    <style:style style:name="P8" style:parent-style-name="Listenabsatz" style:list-style-name="LFO1" style:family="paragraph"/>
    <style:style style:name="P9" style:parent-style-name="PreformattedText" style:family="paragraph">
      <style:text-properties style:font-name="JetBrains Mono" fo:color="#4472C4"/>
    </style:style>
    <style:style style:name="P10" style:parent-style-name="PreformattedText" style:family="paragraph">
      <style:text-properties style:font-name="JetBrains Mono" fo:color="#4472C4"/>
    </style:style>
    <style:style style:name="P11" style:parent-style-name="PreformattedText" style:family="paragraph">
      <style:text-properties style:font-name="JetBrains Mono" fo:color="#4472C4"/>
    </style:style>
    <style:style style:name="P12" style:parent-style-name="PreformattedText" style:family="paragraph">
      <style:text-properties style:font-name="JetBrains Mono" fo:color="#4472C4"/>
    </style:style>
    <style:style style:name="P13" style:parent-style-name="PreformattedText" style:family="paragraph">
      <style:text-properties style:font-name="JetBrains Mono" fo:color="#4472C4"/>
    </style:style>
    <style:style style:name="P14" style:parent-style-name="PreformattedText" style:family="paragraph">
      <style:text-properties style:font-name="JetBrains Mono" fo:color="#4472C4"/>
    </style:style>
    <style:style style:name="P15" style:parent-style-name="PreformattedText" style:family="paragraph">
      <style:text-properties style:font-name="JetBrains Mono" fo:color="#4472C4"/>
    </style:style>
    <style:style style:name="P16" style:parent-style-name="PreformattedText" style:family="paragraph">
      <style:text-properties style:font-name="JetBrains Mono" fo:color="#4472C4"/>
    </style:style>
    <style:style style:name="P17" style:parent-style-name="PreformattedText" style:family="paragraph">
      <style:text-properties style:font-name="JetBrains Mono" fo:color="#4472C4"/>
    </style:style>
    <style:style style:name="P18" style:parent-style-name="PreformattedText" style:family="paragraph">
      <style:text-properties style:font-name="JetBrains Mono" fo:color="#4472C4"/>
    </style:style>
    <style:style style:name="P19" style:parent-style-name="PreformattedText" style:family="paragraph">
      <style:text-properties style:font-name="JetBrains Mono" fo:color="#4472C4"/>
    </style:style>
    <style:style style:name="P20" style:parent-style-name="PreformattedText" style:family="paragraph">
      <style:text-properties style:font-name="JetBrains Mono" fo:color="#4472C4"/>
    </style:style>
    <style:style style:name="P21" style:parent-style-name="PreformattedText" style:family="paragraph">
      <style:text-properties style:font-name="JetBrains Mono" fo:color="#4472C4"/>
    </style:style>
    <style:style style:name="P22" style:parent-style-name="PreformattedText" style:family="paragraph">
      <style:text-properties style:font-name="JetBrains Mono" fo:color="#4472C4"/>
    </style:style>
    <style:style style:name="P23" style:parent-style-name="PreformattedText" style:family="paragraph">
      <style:text-properties style:font-name="JetBrains Mono" fo:color="#000000"/>
    </style:style>
    <style:style style:name="P24" style:parent-style-name="PreformattedText" style:family="paragraph">
      <style:text-properties style:font-name="JetBrains Mono" fo:color="#000000"/>
    </style:style>
    <style:style style:name="P25" style:parent-style-name="PreformattedText" style:family="paragraph">
      <style:text-properties style:font-name="JetBrains Mono" fo:color="#000000"/>
    </style:style>
    <style:style style:name="P26" style:parent-style-name="PreformattedText" style:family="paragraph">
      <style:text-properties style:font-name="JetBrains Mono" fo:color="#000000"/>
    </style:style>
    <style:style style:name="P27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28" style:parent-style-name="Listenabsatz" style:list-style-name="LFO1" style:family="paragraph">
      <style:text-properties fo:color="#4472C4"/>
    </style:style>
    <style:style style:name="P29" style:parent-style-name="Listenabsatz" style:list-style-name="LFO1" style:family="paragraph">
      <style:text-properties fo:color="#4472C4"/>
    </style:style>
    <style:style style:name="P30" style:parent-style-name="Listenabsatz" style:list-style-name="LFO1" style:family="paragraph">
      <style:text-properties fo:color="#4472C4"/>
    </style:style>
    <style:style style:name="P31" style:parent-style-name="Listenabsatz" style:family="paragraph">
      <style:text-properties fo:color="#4472C4"/>
    </style:style>
    <style:style style:name="P32" style:parent-style-name="Listenabsatz" style:list-style-name="LFO1" style:family="paragraph">
      <style:text-properties fo:color="#4472C4"/>
    </style:style>
    <style:style style:name="P33" style:parent-style-name="Listenabsatz" style:family="paragraph">
      <style:text-properties fo:color="#4472C4"/>
    </style:style>
    <style:style style:name="P34" style:parent-style-name="Listenabsatz" style:list-style-name="LFO1" style:family="paragraph">
      <style:text-properties fo:color="#4472C4"/>
    </style:style>
    <style:style style:name="P35" style:parent-style-name="Listenabsatz" style:family="paragraph">
      <style:text-properties fo:color="#4472C4"/>
    </style:style>
    <style:style style:name="P36" style:parent-style-name="Listenabsatz" style:family="paragraph">
      <style:text-properties fo:color="#4472C4"/>
    </style:style>
    <style:style style:name="P37" style:parent-style-name="Listenabsatz" style:family="paragraph">
      <style:text-properties fo:color="#4472C4"/>
    </style:style>
    <style:style style:name="P38" style:parent-style-name="Listenabsatz" style:list-style-name="LFO1" style:family="paragraph">
      <style:text-properties fo:color="#4472C4"/>
    </style:style>
    <style:style style:name="P39" style:parent-style-name="Listenabsatz" style:family="paragraph">
      <style:text-properties fo:color="#4472C4"/>
    </style:style>
    <style:style style:name="P40" style:parent-style-name="Listenabsatz" style:list-style-name="LFO1" style:family="paragraph">
      <style:text-properties fo:color="#4472C4"/>
    </style:style>
    <style:style style:name="P41" style:parent-style-name="Listenabsatz" style:family="paragraph">
      <style:text-properties fo:color="#4472C4"/>
    </style:style>
    <style:style style:name="P42" style:parent-style-name="Listenabsatz" style:list-style-name="LFO1" style:family="paragraph">
      <style:text-properties fo:color="#4472C4"/>
    </style:style>
    <style:style style:name="P43" style:parent-style-name="Listenabsatz" style:family="paragraph">
      <style:text-properties fo:color="#4472C4"/>
    </style:style>
    <style:style style:name="P44" style:parent-style-name="Listenabsatz" style:list-style-name="LFO1" style:family="paragraph">
      <style:text-properties fo:color="#4472C4"/>
    </style:style>
    <style:style style:name="P45" style:parent-style-name="Listenabsatz" style:family="paragraph">
      <style:text-properties fo:color="#4472C4"/>
    </style:style>
    <style:style style:name="P46" style:parent-style-name="Listenabsatz" style:list-style-name="LFO1" style:family="paragraph">
      <style:text-properties fo:color="#4472C4"/>
    </style:style>
    <style:style style:name="P47" style:parent-style-name="Listenabsatz" style:family="paragraph">
      <style:text-properties fo:color="#4472C4"/>
    </style:style>
    <style:style style:name="P48" style:parent-style-name="Listenabsatz" style:list-style-name="LFO1" style:family="paragraph">
      <style:text-properties fo:color="#4472C4"/>
    </style:style>
    <style:style style:name="P49" style:parent-style-name="Listenabsatz" style:family="paragraph">
      <style:text-properties fo:color="#4472C4"/>
    </style:style>
    <style:style style:name="P50" style:parent-style-name="Listenabsatz" style:list-style-name="LFO1" style:family="paragraph">
      <style:text-properties fo:color="#4472C4"/>
    </style:style>
    <style:style style:name="P51" style:parent-style-name="Listenabsatz" style:family="paragraph">
      <style:text-properties fo:color="#4472C4"/>
    </style:style>
    <style:style style:name="P52" style:parent-style-name="Listenabsatz" style:list-style-name="LFO1" style:family="paragraph">
      <style:text-properties fo:color="#4472C4"/>
    </style:style>
    <style:style style:name="P53" style:parent-style-name="Listenabsatz" style:family="paragraph">
      <style:text-properties fo:color="#4472C4"/>
    </style:style>
    <style:style style:name="P54" style:parent-style-name="Listenabsatz" style:list-style-name="LFO1" style:family="paragraph">
      <style:text-properties fo:color="#4472C4"/>
    </style:style>
    <style:style style:name="P55" style:parent-style-name="Listenabsatz" style:family="paragraph">
      <style:text-properties fo:color="#4472C4"/>
    </style:style>
    <style:style style:name="P56" style:parent-style-name="Listenabsatz" style:list-style-name="LFO1" style:family="paragraph">
      <style:text-properties fo:color="#4472C4"/>
    </style:style>
    <style:style style:name="P57" style:parent-style-name="Listenabsatz" style:family="paragraph">
      <style:text-properties fo:color="#4472C4"/>
    </style:style>
    <style:style style:name="P58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59" style:parent-style-name="PreformattedText" style:family="paragraph">
      <style:paragraph-properties fo:margin-bottom="0.1965in" fo:background-color="#FFFFFF"/>
      <style:text-properties style:font-name="JetBrains Mono" fo:color="#4472C4"/>
    </style:style>
    <style:style style:name="P60" style:parent-style-name="PreformattedText" style:family="paragraph">
      <style:paragraph-properties fo:margin-bottom="0.1965in" fo:background-color="#FFFFFF"/>
      <style:text-properties style:font-name="JetBrains Mono" fo:color="#4472C4"/>
    </style:style>
    <style:style style:name="P61" style:parent-style-name="PreformattedText" style:family="paragraph">
      <style:paragraph-properties fo:margin-bottom="0.1965in" fo:background-color="#FFFFFF"/>
      <style:text-properties style:font-name="JetBrains Mono" fo:color="#000000"/>
    </style:style>
    <style:style style:name="P62" style:parent-style-name="PreformattedText" style:family="paragraph">
      <style:paragraph-properties fo:margin-bottom="0.1965in" fo:background-color="#FFFFFF"/>
      <style:text-properties style:font-name="JetBrains Mono" fo:color="#000000"/>
    </style:style>
    <style:style style:name="P63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64" style:parent-style-name="Standard" style:family="paragraph">
      <style:text-properties fo:color="#4472C4"/>
    </style:style>
    <style:style style:name="P65" style:parent-style-name="Standard" style:family="paragraph">
      <style:text-properties fo:color="#4472C4"/>
    </style:style>
    <style:style style:name="P66" style:parent-style-name="Standard" style:family="paragraph">
      <style:text-properties fo:color="#4472C4"/>
    </style:style>
    <style:style style:name="P67" style:parent-style-name="Standard" style:family="paragraph">
      <style:text-properties fo:color="#4472C4"/>
    </style:style>
    <style:style style:name="T68" style:parent-style-name="Absatz-Standardschriftart" style:family="text">
      <style:text-properties fo:color="#4472C4"/>
    </style:style>
  </office:automatic-styles>
  <office:body>
    <office:text text:use-soft-page-breaks="true">
      <text:p text:style-name="P1">Anleitung-Screen:</text:p>
      <text:list text:style-name="LFO1" text:continue-numbering="true">
        <text:list-item>
          <text:p text:style-name="P2">Spielstart:</text:p>
        </text:list-item>
      </text:list>
      <text:p text:style-name="PreformattedText"><text:span text:style-name="T3">Um ein Spiel zu starten, wählt ihr zu Beginn eine oder mehrere Kategorien aus mit denen ihr spielen wollt. Danach klickt ihr auf Start, um das Spiel zu starten.</text:span><text:span text:style-name="T4"><text:tab/></text:span></text:p>
      <text:p text:style-name="P5">Die Kategorie Zufall kann auch mit anderen Kategorien gespielt</text:p>
      <text:p text:style-name="P6">werden.</text:p>
      <text:p text:style-name="P7"/>
      <text:list text:style-name="LFO1" text:continue-numbering="true">
        <text:list-item>
          <text:p text:style-name="P8">Spielablauf:</text:p>
        </text:list-item>
      </text:list>
      <text:p text:style-name="P9">Das Spiel kann mit beliebig vielen Spielern gespielt werden.</text:p>
      <text:p text:style-name="P10"><text:tab/></text:p>
      <text:p text:style-name="P11">Nachdem das Spiel gestartet wurde, erscheint eine Frage auf dem Bildschirm, die der Fragesteller vorließt. Daraufhin schreibt jeder<text:s/>seine Schätzung auf. Wenn alle Spieler fertig sind, wird durch ein Klicken auf den Bildschirm die Antwort angezeigt.</text:p>
      <text:p text:style-name="P12"/>
      <text:p text:style-name="P13">Derjenige, der am schlechtesten geschätzt hat, trinkt! Entscheidet selbst vor dem Spiel wie viele Schlücke getrunken werden müssen.</text:p>
      <text:p text:style-name="P14"/>
      <text:p text:style-name="P15">Durch ein weiteres Klicken wird die nächste Frage angezeigt und der Ablauf beginnt von vorne.</text:p>
      <text:p text:style-name="P16"/>
      <text:p text:style-name="P17">Ein Spiel besteht aus 18 zufälligen Fragen, der ausgewählten<text:s/><text:tab/>Kategorien.</text:p>
      <text:p text:style-name="P18"/>
      <text:p text:style-name="P19">Das Spiel endet mit der Frage, welcher Spieler am schlechteste gespielt hat.</text:p>
      <text:p text:style-name="P20"/>
      <text:p text:style-name="P21">Viel Spaß beim Schätzen!</text:p>
      <text:p text:style-name="P22"/>
      <text:p text:style-name="P23"/>
      <text:p text:style-name="P24"/>
      <text:p text:style-name="P25"/>
      <text:p text:style-name="P26"/>
      <text:p text:style-name="P27">Kategorien-Screen:</text:p>
      <text:p text:style-name="Standard">- Kategorien (Texte, die bei den jeweiligen Kategorien im „Kategorien – Screen“ angezeigt werden):</text:p>
      <text:list text:style-name="LFO1" text:continue-numbering="true">
        <text:list-item>
          <text:p text:style-name="P28">Zufall (kostenlos)</text:p>
        </text:list-item>
        <text:list-item>
          <text:p text:style-name="P29">Zufällige Fragen aus den Kategorien: <text:s/>Unnützes Wissen,<text:s/>Geographie,<text:s/>Medien &amp; Unterhaltung, Technik, Natur &amp; Tierwelt</text:p>
        </text:list-item>
        <text:list-item>
          <text:p text:style-name="P30">Technik</text:p>
        </text:list-item>
      </text:list>
      <text:p text:style-name="P31">Bist du technisch affin?<text:s/>Wie gut du dich wirklich<text:s/>auskennst,<text:s/>erfährst du hier.</text:p>
      <text:list text:style-name="LFO1" text:continue-numbering="true">
        <text:list-item>
          <text:p text:style-name="P32">Unnützes Wissen</text:p>
        </text:list-item>
      </text:list>
      <text:p text:style-name="P33">Wenn du denkst, dass du viel unnützes Wissen hast, dann bist du hier genau richtig!</text:p>
      <text:list text:style-name="LFO1" text:continue-numbering="true">
        <text:list-item>
          <text:p text:style-name="P34">18+</text:p>
        </text:list-item>
      </text:list>
      <text:p text:style-name="P35">Gewagte Fragen die für gute Stimmung sorgen.</text:p>
      <text:p text:style-name="P36"/>
      <text:p text:style-name="P37"/>
      <text:soft-page-break/>
      <text:list text:style-name="LFO1" text:continue-numbering="true">
        <text:list-item>
          <text:p text:style-name="P38">Geografie</text:p>
        </text:list-item>
      </text:list>
      <text:p text:style-name="P39">Wenn du denkst, dass du orientierungslos bist, dann ist die Kategorie nichts für dich!</text:p>
      <text:list text:style-name="LFO1" text:continue-numbering="true">
        <text:list-item>
          <text:p text:style-name="P40">Musik</text:p>
        </text:list-item>
      </text:list>
      <text:p text:style-name="P41">Folge der Melodie deines Gedankenflusses und du wirst gut schätzen!</text:p>
      <text:list text:style-name="LFO1" text:continue-numbering="true">
        <text:list-item>
          <text:p text:style-name="P42">Geschichte</text:p>
        </text:list-item>
      </text:list>
      <text:p text:style-name="P43">Alles hat eine Geschichte. Schreibe<text:s/>deine eigene<text:s/>und gewinne in dieser Kategorie.</text:p>
      <text:list text:style-name="LFO1" text:continue-numbering="true">
        <text:list-item>
          <text:p text:style-name="P44">Natur und Tierwelt</text:p>
        </text:list-item>
      </text:list>
      <text:p text:style-name="P45">Erkunde die Vielfältigkeit der Natur und Tierwelt aus einer anderen Perspektive!</text:p>
      <text:list text:style-name="LFO1" text:continue-numbering="true">
        <text:list-item>
          <text:p text:style-name="P46">Weltall</text:p>
        </text:list-item>
      </text:list>
      <text:p text:style-name="P47">Staunt über Zahlen und Fakten der Unendlichkeit des Weltalls.</text:p>
      <text:list text:style-name="LFO1" text:continue-numbering="true">
        <text:list-item>
          <text:p text:style-name="P48">Google</text:p>
        </text:list-item>
      </text:list>
      <text:p text:style-name="P49">Ihr habt bestimmt noch<text:s/>nicht<text:s/>alles<text:s/>gegoogelt. Schätzt hier die Anzahl der Google-Ergebnisse für bestimmte Suchanfragen.</text:p>
      <text:list text:style-name="LFO1" text:continue-numbering="true">
        <text:list-item>
          <text:p text:style-name="P50">Sport</text:p>
        </text:list-item>
      </text:list>
      <text:p text:style-name="P51">Du bist Sportler durch und durch? Dann kannst du dein Fitness-Wissen hier unter Beweis stellen!</text:p>
      <text:list text:style-name="LFO1" text:continue-numbering="true">
        <text:list-item>
          <text:p text:style-name="P52">Medien &amp; Unterhaltung</text:p>
        </text:list-item>
      </text:list>
      <text:p text:style-name="P53">Unsere Fragen sind die beste Unterhaltung für eure Party.</text:p>
      <text:list text:style-name="LFO1" text:continue-numbering="true">
        <text:list-item>
          <text:p text:style-name="P54">Mensch</text:p>
        </text:list-item>
      </text:list>
      <text:p text:style-name="P55">Wie gut kennst du<text:s/>deinen Körper und Geist<text:s/>wirklich?</text:p>
      <text:list text:style-name="LFO1" text:continue-numbering="true">
        <text:list-item>
          <text:p text:style-name="P56">Preise</text:p>
        </text:list-item>
      </text:list>
      <text:p text:style-name="P57">Geld regiert die Welt.</text:p>
      <text:p text:style-name="Standard"/>
      <text:p text:style-name="Standard"/>
      <text:p text:style-name="P58">Spielstart/Spielende<text:s/>Text</text:p>
      <text:p text:style-name="Standard">- Spiel-Start Text (Text nachdem der Startbutton geklickt wurde):</text:p>
      <text:p text:style-name="P59">Holt eure Handynotizen raus und los geht’s! Wer am schlechtesten schätzt trinkt! Viel Spaß!</text:p>
      <text:p text:style-name="Standard">- SpielEnde-Text (Text der nach den 18 Fragen am Ende eines Spiels erscheint):</text:p>
      <text:p text:style-name="P60">Zählt von 3 runter und zeigt alle gleichzeitig auf die Person die am schlechtesten gespielt hat. Diese Person muss ... (Auflösung folgt)</text:p>
      <text:p text:style-name="P61"/>
      <text:p text:style-name="P62"/>
      <text:soft-page-break/>
      <text:p text:style-name="P63">Shop-Screen:</text:p>
      <text:p text:style-name="Standard">- Shop - Einzelne Kategorien (Text der unter den 3 Buttons angezeigt wird wenn „Einzelne Kategorien“ ausgewählt ist):</text:p>
      <text:p text:style-name="P64">Kaufe dir eine einzelne Kategorie für 0,69€ + keine Werbung!</text:p>
      <text:p text:style-name="Standard"/>
      <text:p text:style-name="Standard">- Shop - Vollversion (Text der unter den 3 Buttons angezeigt wird wenn „Vollversion“ ausgewählt ist):</text:p>
      <text:p text:style-name="P65">Kaufe dir die Vollversion für 4,99€. Enthält alle Kategorien<text:s/>(über x Fragen)<text:s/>+ keine Werbung!</text:p>
      <text:p text:style-name="P66">Damit sparst du mehr als 50%!</text:p>
      <text:p text:style-name="Standard"/>
      <text:p text:style-name="Standard">- Shop - Bundles (Text der unter den 3 Buttons angezeigt wird wenn „Bundles“ ausgewählt ist):</text:p>
      <text:p text:style-name="P67">Wähle das Bundle mit den 5 Kategorien die dir am Besten gefallen, für 2,49 + keine Werbung!</text:p>
      <text:p text:style-name="Standard"><text:span text:style-name="T68">Damit sparst du über 25%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JetBrains Mono" svg:font-family="JetBrains Mono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Textbody" style:display-name="Text body" style:family="paragraph" style:parent-style-name="Standard">
      <style:paragraph-properties fo:margin-bottom="0.1965in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eon Kamke</meta:initial-creator>
    <dc:creator>Leon Kamke</dc:creator>
    <meta:creation-date>2022-10-18T13:10:00Z</meta:creation-date>
    <dc:date>2022-10-24T17:11:00Z</dc:date>
    <meta:template xlink:href="Normal.dotm" xlink:type="simple"/>
    <meta:editing-cycles>6</meta:editing-cycles>
    <meta:editing-duration>PT0S</meta:editing-duration>
    <meta:document-statistic meta:page-count="3" meta:paragraph-count="6" meta:word-count="460" meta:character-count="3354" meta:row-count="24" meta:non-whitespace-character-count="2900"/>
  </office:meta>
</office:document-meta>
</file>